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pitch="variable"/>
    <style:font-face style:name="Calibri4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2.526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3.95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4.84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193cm" fo:min-width="11.56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2.02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13.2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644cm" fo:min-width="17.65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17cm" fo:min-width="0.578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3.86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Times New Roman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3" style:font-size-complex="20pt"/>
    </style:style>
    <style:style style:name="P5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style:font-name="Times New Roman" fo:font-size="20pt" style:font-size-asian="20pt" style:font-name-complex="Calibri3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20pt" fo:language="ar" fo:country="SA" fo:font-style="normal" fo:text-shadow="none" style:text-underline-style="none" fo:font-weight="normal" style:letter-kerning="true" style:font-name-asian="Calibri4" style:font-size-asian="20pt" style:language-asian="ar" style:country-asian="SA" style:font-style-asian="normal" style:font-weight-asian="normal" style:font-name-complex="Calibri4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20pt" style:font-size-asian="20pt" style:font-name-complex="Calibri3" style:font-size-complex="20pt"/>
    </style:style>
    <style:style style:name="T5" style:family="text">
      <style:text-properties style:font-name="Calibri1" fo:font-size="20pt" style:font-size-asian="20pt" style:font-size-complex="20pt"/>
    </style:style>
    <style:style style:name="T6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106cm" svg:height="2.84cm" svg:x="0.748cm" svg:y="0.764cm">
          <text:p text:style-name="P1"><text:span text:style-name="T1">Ma</text:span><text:span text:style-name="T1">hasi</text:span><text:span text:style-name="T1">swa </text:span><text:span text:style-name="T1">ma</text:span><text:span text:style-name="T1">mp</text:span><text:span text:style-name="T1">u </text:span><text:span text:style-name="T1">me</text:span><text:span text:style-name="T1">ngg</text:span><text:span text:style-name="T1">una</text:span><text:span text:style-name="T1">kan </text:span><text:span text:style-name="T1">met</text:span><text:span text:style-name="T1">ode</text:span><text:span text:style-name="T1">-</text:span><text:span text:style-name="T1">met</text:span><text:span text:style-name="T1">ode </text:span><text:span text:style-name="T1">nu</text:span><text:span text:style-name="T1">mer</text:span><text:span text:style-name="T1">ik</text:span></text:p>
          <text:p text:style-name="P1"><text:span text:style-name="T1">dala</text:span><text:span text:style-name="T1">m </text:span><text:span text:style-name="T1">me</text:span><text:span text:style-name="T1">ncar</text:span><text:span text:style-name="T1">i </text:span><text:span text:style-name="T1">solu</text:span><text:span text:style-name="T1">si </text:span><text:span text:style-name="T1">dari </text:span><text:span text:style-name="T1">per</text:span><text:span text:style-name="T1">mas</text:span><text:span text:style-name="T1">alah</text:span><text:span text:style-name="T1">an </text:span><text:span text:style-name="T1">mat</text:span><text:span text:style-name="T1">em</text:span><text:span text:style-name="T1">atik</text:span></text:p>
          <text:p text:style-name="P1"><text:span text:style-name="T2">(C3, </text:span><text:span text:style-name="T2">A3, </text:span><text:span text:style-name="T2">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5.418cm" svg:x2="12.301cm" svg:y2="3.604cm">
          <text:p/>
        </draw:line>
        <draw:custom-shape draw:style-name="gr3" draw:text-style-name="P5" draw:layer="layout" svg:width="14.533cm" svg:height="2.107cm" svg:x="5.035cm" svg:y="5.43cm">
          <text:p text:style-name="P4"><text:span text:style-name="T3">M</text:span><text:span text:style-name="T3">a</text:span><text:span text:style-name="T3">h</text:span><text:span text:style-name="T3">a</text:span><text:span text:style-name="T3">si</text:span><text:span text:style-name="T3">s</text:span><text:span text:style-name="T3">w</text:span><text:span text:style-name="T3">a </text:span><text:span text:style-name="T3">m</text:span><text:span text:style-name="T3">a</text:span><text:span text:style-name="T3">m</text:span><text:span text:style-name="T3">p</text:span><text:span text:style-name="T3">u </text:span><text:span text:style-name="T3">m</text:span><text:span text:style-name="T3">el</text:span><text:span text:style-name="T3">a</text:span><text:span text:style-name="T3">k</text:span><text:span text:style-name="T3">u</text:span><text:span text:style-name="T3">k</text:span><text:span text:style-name="T3">a</text:span><text:span text:style-name="T3">n </text:span><text:span text:style-name="T3">i</text:span><text:span text:style-name="T3">n</text:span><text:span text:style-name="T3">te</text:span><text:span text:style-name="T3">g</text:span><text:span text:style-name="T3">r</text:span><text:span text:style-name="T3">al </text:span><text:span text:style-name="T3">n</text:span><text:span text:style-name="T3">u</text:span><text:span text:style-name="T3">m</text:span><text:span text:style-name="T3">e</text:span><text:span text:style-name="T3">ri</text:span><text:span text:style-name="T3">k</text:span></text:p>
          <text:p text:style-name="P4"><text:span text:style-name="T4">(</text:span><text:span text:style-name="T4">C</text:span><text:span text:style-name="T4">3</text:span><text:span text:style-name="T4">, </text:span><text:span text:style-name="T4">A</text:span><text:span text:style-name="T4">3</text:span><text:span text:style-name="T4">, </text:span><text:span text:style-name="T4">P</text:span><text:span text:style-name="T4">3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.428cm" svg:height="2.106cm" svg:x="4.587cm" svg:y="9.26cm">
          <text:p text:style-name="P6"><text:span text:style-name="T5">Mahasiswa mampu melakukan diferensiasi numerik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9.284cm" svg:x2="12.301cm" svg:y2="7.523cm">
          <text:p/>
        </draw:line>
        <draw:custom-shape draw:style-name="gr5" draw:text-style-name="P7" draw:layer="layout" svg:width="12.143cm" svg:height="2.523cm" svg:x="6.23cm" svg:y="12.761cm">
          <text:p text:style-name="P6"><text:span text:style-name="T6">Ma</text:span><text:span text:style-name="T6">has</text:span><text:span text:style-name="T6">isw</text:span><text:span text:style-name="T6">a </text:span><text:span text:style-name="T6">ma</text:span><text:span text:style-name="T6">mp</text:span><text:span text:style-name="T6">u </text:span><text:span text:style-name="T6">mel</text:span><text:span text:style-name="T6">aku</text:span><text:span text:style-name="T6">kan</text:span></text:p>
          <text:p text:style-name="P6"><text:span text:style-name="T6">regr</text:span><text:span text:style-name="T6">esi </text:span><text:span text:style-name="T6">dan </text:span><text:span text:style-name="T6">inte</text:span><text:span text:style-name="T6">rpo</text:span><text:span text:style-name="T6">lasi</text:span></text:p>
          <text:p text:style-name="P6"><text:span text:style-name="T5">(C3, </text:span><text:span text:style-name="T5">A3, </text:span><text:span text:style-name="T5">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12.801cm" svg:x2="12.301cm" svg:y2="11.327cm">
          <text:p/>
        </draw:line>
        <draw:custom-shape draw:style-name="gr6" draw:text-style-name="P7" draw:layer="layout" svg:width="12.607cm" svg:height="2.552cm" svg:x="5.998cm" svg:y="16.676cm">
          <text:p text:style-name="P6"><text:span text:style-name="T6">Ma</text:span><text:span text:style-name="T6">hasi</text:span><text:span text:style-name="T6">swa </text:span><text:span text:style-name="T6">ma</text:span><text:span text:style-name="T6">mp</text:span><text:span text:style-name="T6">u </text:span><text:span text:style-name="T6">me</text:span><text:span text:style-name="T6">nen</text:span><text:span text:style-name="T6">tuk</text:span><text:span text:style-name="T6">an </text:span><text:span text:style-name="T6">sol</text:span><text:span text:style-name="T6">usi</text:span></text:p>
          <text:p text:style-name="P6"><text:span text:style-name="T6">dari </text:span><text:span text:style-name="T6">sist</text:span><text:span text:style-name="T6">em </text:span><text:span text:style-name="T6">pers</text:span><text:span text:style-name="T6">ama</text:span><text:span text:style-name="T6">an </text:span><text:span text:style-name="T6">line</text:span><text:span text:style-name="T6">ar</text:span></text:p>
          <text:p text:style-name="P6"><text:span text:style-name="T5">(C3, </text:span><text:span text:style-name="T5">A3, </text:span><text:span text:style-name="T5">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16.699cm" svg:x2="12.301cm" svg:y2="15.225cm">
          <text:p/>
        </draw:line>
        <draw:custom-shape draw:style-name="gr7" draw:text-style-name="P7" draw:layer="layout" svg:width="13.872cm" svg:height="2.633cm" svg:x="5.365cm" svg:y="20.987cm">
          <text:p text:style-name="P6"><text:span text:style-name="T5">Mahasiswa mampu menentukan akar-akar</text:span></text:p>
          <text:p text:style-name="P6"><text:span text:style-name="T5">Dari persamaan non linear secara numerik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21.011cm" svg:x2="12.301cm" svg:y2="19.166cm">
          <text:p/>
        </draw:line>
        <draw:custom-shape draw:style-name="gr8" draw:text-style-name="P7" draw:layer="layout" svg:width="18.232cm" svg:height="2.974cm" svg:x="3.185cm" svg:y="25.027cm">
          <text:p text:style-name="P6"><text:span text:style-name="T5">Mahasiswa mampu menggunakan deret Taylor dan deret</text:span></text:p>
          <text:p text:style-name="P6"><text:span text:style-name="T5">Maclaurin dalam merepresentasikan suatu fungsi matekatika</text:span></text:p>
          <text:p text:style-name="P6"><text:span text:style-name="T5">(C3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301cm" svg:y1="25.05cm" svg:x2="12.301cm" svg:y2="23.576cm">
          <text:p/>
        </draw:line>
        <draw:custom-shape draw:style-name="gr9" draw:text-style-name="P8" draw:layer="layout" svg:width="1.264cm" svg:height="1.053cm" svg:x="2.334cm" svg:y="24.62cm">
          <text:p text:style-name="P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263cm" svg:height="1.052cm" svg:x="1.275cm" svg:y="24.174cm">
          <text:p text:style-name="P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264cm" svg:height="1.054cm" svg:x="4.451cm" svg:y="20.48cm">
          <text:p text:style-name="P6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3.399cm" svg:y1="19.649cm" svg:x2="21.505cm" svg:y2="19.649cm">
          <text:p/>
        </draw:line>
        <draw:custom-shape draw:style-name="gr13" draw:text-style-name="P7" draw:layer="layout" svg:width="4.001cm" svg:height="1.686cm" svg:x="21.478cm" svg:y="19.61cm">
          <text:p text:style-name="P6"><text:span text:style-name="T5">Kuis 1 :</text:span></text:p>
          <text:p text:style-name="P6"><text:span text:style-name="T5">Minggu ke-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132cm" svg:height="1.053cm" svg:x="3.592cm" svg:y="19.946cm">
          <text:p text:style-name="P6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158cm" svg:height="1.047cm" svg:x="5.073cm" svg:y="16.259cm">
          <text:p text:style-name="P6"><text:span text:style-name="T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263cm" svg:height="1.052cm" svg:x="3.959cm" svg:y="15.734cm">
          <text:p text:style-name="P6"><text:span text:style-name="T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3.404cm" svg:y1="15.551cm" svg:x2="21.51cm" svg:y2="15.551cm">
          <text:p/>
        </draw:line>
        <draw:custom-shape draw:style-name="gr16" draw:text-style-name="P7" draw:layer="layout" svg:width="3.999cm" svg:height="1.685cm" svg:x="21.484cm" svg:y="15.513cm">
          <text:p text:style-name="P6"><text:span text:style-name="T5">UTS :</text:span></text:p>
          <text:p text:style-name="P6"><text:span text:style-name="T5">Minggu ke-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.459cm" svg:height="1.054cm" svg:x="3.278cm" svg:y="8.918cm">
          <text:p text:style-name="P6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3.372cm" svg:y1="8.073cm" svg:x2="21.478cm" svg:y2="8.073cm">
          <text:p/>
        </draw:line>
        <draw:custom-shape draw:style-name="gr18" draw:text-style-name="P7" draw:layer="layout" svg:width="4.448cm" svg:height="1.685cm" svg:x="21.452cm" svg:y="8.048cm">
          <text:p text:style-name="P6"><text:span text:style-name="T5">Kuis 2 :</text:span></text:p>
          <text:p text:style-name="P6"><text:span text:style-name="T5">Minggu ke-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263cm" svg:height="1.052cm" svg:x="3.963cm" svg:y="4.978cm">
          <text:p text:style-name="P6"><text:span text:style-name="T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264cm" svg:height="1.054cm" svg:x="2.223cm" svg:y="8.454cm">
          <text:p text:style-name="P6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263cm" svg:height="1.053cm" svg:x="2.927cm" svg:y="4.354cm">
          <text:p text:style-name="P6"><text:span text:style-name="T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3.372cm" svg:y1="3.976cm" svg:x2="21.478cm" svg:y2="3.976cm">
          <text:p/>
        </draw:line>
        <draw:custom-shape draw:style-name="gr20" draw:text-style-name="P7" draw:layer="layout" svg:width="4.448cm" svg:height="1.684cm" svg:x="21.452cm" svg:y="3.938cm">
          <text:p text:style-name="P6"><text:span text:style-name="T5">UAS :</text:span></text:p>
          <text:p text:style-name="P6"><text:span text:style-name="T5">Minggu ke-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64cm" svg:height="1.053cm" svg:x="5.168cm" svg:y="12.332cm">
          <text:p text:style-name="P6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264cm" svg:height="1.053cm" svg:x="4.161cm" svg:y="11.909cm">
          <text:p text:style-name="P6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" style:font-pitch="variable"/>
    <style:font-face style:name="Calibri4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1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26.67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3.6.2$Linux_X86_64 LibreOffice_project/30$Build-2</meta:generator>
    <dc:date>2022-10-20T10:43:08.276816045</dc:date>
    <meta:editing-duration>PT2H42M4S</meta:editing-duration>
    <meta:editing-cycles>11</meta:editing-cycles>
    <dc:creator>Mifta Nur Farid</dc:creator>
    <meta:document-statistic meta:object-count="33"/>
  </office:meta>
</office:document-meta>
</file>